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305cm" svg:stroke-color="#e6e6e6" draw:fill="solid" draw:fill-color="#999999" draw:textarea-horizontal-align="justify" draw:textarea-vertical-align="middle" draw:auto-grow-height="false" fo:padding-top="0.277cm" fo:padding-bottom="0.277cm" fo:padding-left="0.402cm" fo:padding-right="0.402cm"/>
    </style:style>
    <style:style style:name="gr2" style:family="graphic" style:parent-style-name="standard">
      <style:graphic-properties draw:stroke="none" svg:stroke-width="0.305cm" svg:stroke-color="#e6e6e6" draw:fill="solid" draw:fill-color="#b3b3b3" draw:textarea-horizontal-align="justify" draw:textarea-vertical-align="middle" draw:auto-grow-height="false" fo:padding-top="0.277cm" fo:padding-bottom="0.277cm" fo:padding-left="0.402cm" fo:padding-right="0.402cm"/>
    </style:style>
    <style:style style:name="gr3" style:family="graphic" style:parent-style-name="standard">
      <style:graphic-properties draw:stroke="none" svg:stroke-width="0.305cm" svg:stroke-color="#e6e6e6" draw:fill="solid" draw:fill-color="#cccccc" draw:textarea-horizontal-align="justify" draw:textarea-vertical-align="middle" draw:auto-grow-height="false" fo:padding-top="0.277cm" fo:padding-bottom="0.277cm" fo:padding-left="0.402cm" fo:padding-right="0.402cm"/>
    </style:style>
    <style:style style:name="gr4" style:family="graphic" style:parent-style-name="standard">
      <style:graphic-properties svg:stroke-color="#666666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width="0.102cm" svg:stroke-color="#666666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305cm" svg:stroke-color="#000000" draw:fill="none" draw:fill-color="#ffffff" draw:textarea-horizontal-align="left" draw:auto-grow-height="true" draw:auto-grow-width="true" fo:min-height="0.712cm" fo:min-width="2.745cm" fo:padding-top="0.277cm" fo:padding-bottom="0.277cm" fo:padding-left="0.402cm" fo:padding-right="0.402cm"/>
    </style:style>
    <style:style style:name="gr7" style:family="graphic" style:parent-style-name="standard">
      <style:graphic-properties draw:stroke="none" svg:stroke-width="0.305cm" svg:stroke-color="#000000" draw:fill="none" draw:fill-color="#ffffff" draw:textarea-horizontal-align="left" draw:auto-grow-height="true" draw:auto-grow-width="true" fo:min-height="0.712cm" fo:min-width="1.831cm" fo:padding-top="0.277cm" fo:padding-bottom="0.277cm" fo:padding-left="0.402cm" fo:padding-right="0.402cm"/>
    </style:style>
    <style:style style:name="gr8" style:family="graphic" style:parent-style-name="standard">
      <style:graphic-properties draw:stroke="none" svg:stroke-width="0.305cm" svg:stroke-color="#000000" draw:fill="none" draw:fill-color="#ffffff" draw:textarea-horizontal-align="left" draw:auto-grow-height="true" draw:auto-grow-width="true" fo:min-height="2.134cm" fo:min-width="2.254cm" fo:padding-top="0.277cm" fo:padding-bottom="0.277cm" fo:padding-left="0.402cm" fo:padding-right="0.402cm"/>
    </style:style>
    <style:style style:name="gr9" style:family="graphic" style:parent-style-name="objectwithoutfill">
      <style:graphic-properties draw:stroke="dash" draw:stroke-dash="Fine_20_Dashed" svg:stroke-width="0.152cm" svg:stroke-color="#e6e6e6" draw:marker-start-width="0.427cm" draw:marker-end="Arrow" draw:marker-end-width="0.527cm" draw:fill="none" draw:textarea-vertical-align="middle" fo:padding-top="0.075cm" fo:padding-bottom="0.075cm" fo:padding-left="0.075cm" fo:padding-right="0.075cm"/>
    </style:style>
    <style:style style:name="gr10" style:family="graphic" style:parent-style-name="standard">
      <style:graphic-properties svg:stroke-color="#666666" draw:fill="solid" draw:fill-color="#c0c0c0" draw:textarea-horizontal-align="justify" draw:textarea-vertical-align="middle" draw:auto-grow-height="false"/>
    </style:style>
    <style:style style:name="gr11" style:family="graphic" style:parent-style-name="standard">
      <style:graphic-properties svg:stroke-color="#666666" draw:fill="solid" draw:fill-color="#cccccc" draw:textarea-horizontal-align="justify" draw:textarea-vertical-align="middle" draw:auto-grow-height="false"/>
    </style:style>
    <style:style style:name="gr12" style:family="graphic" style:parent-style-name="standard">
      <style:graphic-properties svg:stroke-color="#666666" draw:fill="solid" draw:fill-color="#e6e6e6" draw:textarea-horizontal-align="justify" draw:textarea-vertical-align="middle" draw:auto-grow-height="false" fo:min-height="0cm" fo:min-width="0cm" fo:wrap-option="no-wrap"/>
    </style:style>
    <style:style style:name="gr13" style:family="graphic">
      <style:graphic-properties draw:stroke="none" svg:stroke-width="0.305cm" svg:stroke-color="#e6e6e6" draw:fill="solid" draw:fill-color="#999999" draw:textarea-horizontal-align="justify" draw:textarea-vertical-align="middle" draw:auto-grow-height="false" fo:min-height="1.264cm" fo:min-width="22.093cm" fo:padding-top="0.277cm" fo:padding-bottom="0.277cm" fo:padding-left="0.402cm" fo:padding-right="0.402cm"/>
    </style:style>
    <style:style style:name="gr14" style:family="graphic">
      <style:graphic-properties draw:stroke="none" svg:stroke-width="0.305cm" svg:stroke-color="#e6e6e6" draw:fill="solid" draw:fill-color="#b3b3b3" draw:textarea-horizontal-align="justify" draw:textarea-vertical-align="middle" draw:auto-grow-height="false" fo:min-height="11.141cm" fo:min-width="22.093cm" fo:padding-top="0.277cm" fo:padding-bottom="0.277cm" fo:padding-left="0.402cm" fo:padding-right="0.402cm"/>
    </style:style>
    <style:style style:name="gr15" style:family="graphic">
      <style:graphic-properties draw:stroke="none" svg:stroke-width="0.305cm" svg:stroke-color="#e6e6e6" draw:fill="solid" draw:fill-color="#cccccc" draw:textarea-horizontal-align="justify" draw:textarea-vertical-align="middle" draw:auto-grow-height="false" fo:min-height="3.637cm" fo:min-width="22.093cm" fo:padding-top="0.277cm" fo:padding-bottom="0.277cm" fo:padding-left="0.402cm" fo:padding-right="0.402cm"/>
    </style:style>
    <style:style style:name="gr16" style:family="graphic">
      <style:graphic-properties svg:stroke-color="#666666" draw:fill="solid" draw:fill-color="#ffffff" draw:textarea-horizontal-align="justify" draw:textarea-vertical-align="middle" draw:auto-grow-height="false" fo:min-height="1.011cm" fo:min-width="6.508cm"/>
    </style:style>
    <style:style style:name="gr17" style:family="graphic">
      <style:graphic-properties svg:stroke-color="#666666" draw:fill="solid" draw:fill-color="#ffffff" draw:textarea-horizontal-align="justify" draw:textarea-vertical-align="middle" draw:auto-grow-height="false" fo:min-height="1.011cm" fo:min-width="6.551cm"/>
    </style:style>
    <style:style style:name="gr18" style:family="graphic">
      <style:graphic-properties svg:stroke-color="#666666" draw:fill="solid" draw:fill-color="#ffffff" draw:textarea-horizontal-align="justify" draw:textarea-vertical-align="middle" draw:auto-grow-height="false" fo:min-height="1.011cm" fo:min-width="6.592cm"/>
    </style:style>
    <style:style style:name="gr19" style:family="graphic">
      <style:graphic-properties svg:stroke-width="0.102cm" svg:stroke-color="#666666" draw:marker-start-width="0.352cm" draw:marker-end-width="0.352cm" draw:fill="solid" draw:fill-color="#ffffff" draw:textarea-horizontal-align="justify" draw:textarea-vertical-align="middle" draw:auto-grow-height="false" fo:min-height="0.099cm" fo:min-width="0cm" fo:padding-top="0.175cm" fo:padding-bottom="0.175cm" fo:padding-left="0.3cm" fo:padding-right="0.3cm"/>
    </style:style>
    <style:style style:name="gr20" style:family="graphic" style:parent-style-name="standard">
      <style:graphic-properties svg:stroke-color="#666666" draw:fill="solid" draw:fill-color="#ffffff" draw:textarea-horizontal-align="justify" draw:textarea-vertical-align="middle" draw:auto-grow-height="false" fo:min-height="1.011cm" fo:min-width="6.507cm"/>
    </style:style>
    <style:style style:name="gr21" style:family="graphic">
      <style:graphic-properties svg:stroke-color="#666666" draw:fill="solid" draw:fill-color="#ffffff" draw:textarea-horizontal-align="justify" draw:textarea-vertical-align="middle" draw:auto-grow-height="false" fo:min-height="0.988cm" fo:min-width="6.555cm"/>
    </style:style>
    <style:style style:name="gr22" style:family="graphic" style:parent-style-name="standard">
      <style:graphic-properties svg:stroke-color="#666666" draw:fill="solid" draw:fill-color="#c0c0c0" draw:textarea-horizontal-align="justify" draw:textarea-vertical-align="middle" draw:auto-grow-height="false" fo:min-height="4.066cm" fo:min-width="4.384cm"/>
    </style:style>
    <style:style style:name="gr23" style:family="graphic" style:parent-style-name="standard">
      <style:graphic-properties svg:stroke-color="#666666" draw:fill="solid" draw:fill-color="#ffffff" draw:textarea-horizontal-align="justify" draw:textarea-vertical-align="middle" draw:auto-grow-height="false" fo:min-height="0.919cm" fo:min-width="0.669cm"/>
    </style:style>
    <style:style style:name="gr24" style:family="graphic" style:parent-style-name="standard">
      <style:graphic-properties svg:stroke-color="#666666" draw:fill="solid" draw:fill-color="#cccccc" draw:textarea-horizontal-align="justify" draw:textarea-vertical-align="middle" draw:auto-grow-height="false" fo:min-height="4.058cm" fo:min-width="1.393cm"/>
    </style:style>
    <style:style style:name="gr25" style:family="graphic">
      <style:graphic-properties svg:stroke-color="#666666" draw:fill="solid" draw:fill-color="#ffffff" draw:textarea-horizontal-align="justify" draw:textarea-vertical-align="middle" draw:auto-grow-height="false" fo:min-height="1.011cm" fo:min-width="1.65cm"/>
    </style:style>
    <style:style style:name="gr26" style:family="graphic" style:parent-style-name="standard">
      <style:graphic-properties svg:stroke-color="#666666" draw:fill="solid" draw:fill-color="#ffffff" draw:opacity="17%" draw:textarea-horizontal-align="justify" draw:textarea-vertical-align="middle" draw:auto-grow-height="false" fo:min-height="1.011cm" fo:min-width="6.508cm"/>
    </style:style>
    <style:style style:name="gr27" style:family="graphic" style:parent-style-name="standard">
      <style:graphic-properties svg:stroke-color="#666666" draw:fill="solid" draw:fill-color="#ffffff" draw:opacity="17%" draw:textarea-horizontal-align="justify" draw:textarea-vertical-align="middle" draw:auto-grow-height="false" fo:min-height="1.011cm" fo:min-width="6.551cm"/>
    </style:style>
    <style:style style:name="gr28" style:family="graphic" style:parent-style-name="standard">
      <style:graphic-properties svg:stroke-color="#666666" draw:fill="solid" draw:fill-color="#ffffff" draw:opacity="17%" draw:textarea-horizontal-align="justify" draw:textarea-vertical-align="middle" draw:auto-grow-height="false" fo:min-height="1.011cm" fo:min-width="6.592cm"/>
    </style:style>
    <style:style style:name="gr29" style:family="graphic" style:parent-style-name="standard">
      <style:graphic-properties svg:stroke-width="0.102cm" svg:stroke-color="#666666" draw:marker-start-width="0.352cm" draw:marker-end-width="0.352cm" draw:fill="solid" draw:fill-color="#ffffff" draw:textarea-horizontal-align="justify" draw:textarea-vertical-align="middle" draw:auto-grow-height="false" fo:min-height="0.099cm" fo:min-width="0cm" fo:padding-top="0.175cm" fo:padding-bottom="0.175cm" fo:padding-left="0.3cm" fo:padding-right="0.3cm"/>
    </style:style>
    <style:style style:name="gr30" style:family="graphic" style:parent-style-name="standard">
      <style:graphic-properties svg:stroke-color="#666666" draw:fill="solid" draw:fill-color="#ffffff" draw:textarea-horizontal-align="justify" draw:textarea-vertical-align="middle" draw:auto-grow-height="false" fo:min-height="0.988cm" fo:min-width="6.555cm"/>
    </style:style>
    <style:style style:name="gr31" style:family="graphic" style:parent-style-name="objectwithoutfill">
      <style:graphic-properties draw:stroke="dash" draw:stroke-dash="Fine_20_Dashed" svg:stroke-width="0.152cm" svg:stroke-color="#e6e6e6" draw:marker-start-width="0.427cm" draw:marker-end="Arrow" draw:marker-end-width="0.527cm" draw:fill="none" draw:opacity="17%" draw:textarea-vertical-align="middle" fo:padding-top="0.075cm" fo:padding-bottom="0.075cm" fo:padding-left="0.075cm" fo:padding-right="0.075cm"/>
    </style:style>
    <style:style style:name="gr32" style:family="graphic" style:parent-style-name="standard">
      <style:graphic-properties svg:stroke-color="#666666" draw:fill="solid" draw:fill-color="#c0c0c0" draw:opacity="17%" draw:textarea-horizontal-align="justify" draw:textarea-vertical-align="middle" draw:auto-grow-height="false" fo:min-height="4.066cm" fo:min-width="4.384cm"/>
    </style:style>
    <style:style style:name="gr33" style:family="graphic" style:parent-style-name="standard">
      <style:graphic-properties svg:stroke-color="#666666" draw:fill="solid" draw:fill-color="#ffffff" draw:opacity="17%" draw:textarea-horizontal-align="justify" draw:textarea-vertical-align="middle" draw:auto-grow-height="false" fo:min-height="0.919cm" fo:min-width="0.669cm"/>
    </style:style>
    <style:style style:name="gr34" style:family="graphic" style:parent-style-name="standard">
      <style:graphic-properties svg:stroke-color="#666666" draw:fill="solid" draw:fill-color="#cccccc" draw:opacity="17%" draw:textarea-horizontal-align="justify" draw:textarea-vertical-align="middle" draw:auto-grow-height="false" fo:min-height="4.058cm" fo:min-width="1.393cm"/>
    </style:style>
    <style:style style:name="gr35" style:family="graphic" style:parent-style-name="standard">
      <style:graphic-properties svg:stroke-color="#666666" draw:fill="solid" draw:fill-color="#ffffff" draw:opacity="17%" draw:textarea-horizontal-align="justify" draw:textarea-vertical-align="middle" draw:auto-grow-height="false" fo:min-height="1.011cm" fo:min-width="1.65cm"/>
    </style:style>
    <style:style style:name="gr36" style:family="graphic" style:parent-style-name="objectwithoutfill">
      <style:graphic-properties draw:stroke="dash" draw:stroke-dash="Fine_20_Dashed" svg:stroke-width="0.152cm" svg:stroke-color="#e6e6e6" draw:marker-start="Arrow" draw:marker-start-width="0.427cm" draw:marker-end="Arrow" draw:marker-end-width="0.527cm" draw:fill="none" draw:textarea-vertical-align="middle" fo:padding-top="0.075cm" fo:padding-bottom="0.075cm" fo:padding-left="0.075cm" fo:padding-right="0.0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18pt"/>
    </style:style>
    <style:style style:name="P7" style:family="paragraph">
      <style:paragraph-properties fo:text-align="center"/>
      <style:text-properties fo:color="#666666" fo:font-size="18pt"/>
    </style:style>
    <style:style style:name="P8" style:family="paragraph">
      <style:paragraph-properties fo:text-align="center"/>
      <style:text-properties fo:color="#666666"/>
    </style:style>
    <style:style style:name="P9" style:family="paragraph">
      <style:paragraph-properties fo:text-align="center"/>
      <style:text-properties fo:color="#666666"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796cm" svg:height="1.818cm" svg:x="3.032cm" svg:y="17.0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796cm" svg:height="11.695cm" svg:x="3.032cm" svg:y="5.4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8.796cm" svg:height="4.191cm" svg:x="3.032cm" svg:y="1.2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355cm" svg:height="1.397cm" svg:x="10.441cm" svg:y="6.449cm">
          <text:p text:style-name="P1">VF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3.97cm" svg:height="1.397cm" svg:x="7.096cm" svg:y="4.728cm">
          <text:p text:style-name="P1">System call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3.97cm" svg:height="1.397cm" svg:x="7.096cm" svg:y="3.106cm">
          <text:p text:style-name="P1">Biblioteca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3.97cm" svg:height="1.397cm" svg:x="7.096cm" svg:y="1.485cm">
          <text:p text:style-name="P1">Aplicacion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635cm" svg:height="0.635cm" svg:x="8.331cm" svg:y="1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10.731cm" svg:y="14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14.631cm" svg:y="14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13.4cm" svg:y="14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12.065cm" svg:y="14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18.531cm" svg:y="14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20.131cm" svg:y="14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2" draw:layer="layout" svg:width="3.023cm" svg:height="1.397cm" svg:x="7.121cm" svg:y="15.497cm">
            <text:p text:style-name="P1"><text:span text:style-name="T1">Drivers de</text:span></text:p>
            <text:p text:style-name="P1"><text:span text:style-name="T1">caracter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23cm" svg:height="1.397cm" svg:x="17.764cm" svg:y="15.501cm">
            <text:p text:style-name="P1"><text:span text:style-name="T1">Drivers </text:span></text:p>
            <text:p text:style-name="P1"><text:span text:style-name="T1">de r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397cm" svg:x="10.442cm" svg:y="15.497cm">
            <text:p text:style-name="P1"><text:span text:style-name="T1">Drivers de</text:span></text:p>
            <text:p text:style-name="P1"><text:span text:style-name="T1">bloqu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" draw:text-style-name="P1" draw:layer="layout" svg:width="13.97cm" svg:height="1.37cm" svg:x="7.097cm" svg:y="17.299cm">
          <text:p text:style-name="P1">Dispositivos físic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3.549cm" svg:height="1.266cm" svg:x="3.293cm" svg:y="17.391cm">
          <draw:text-box>
            <text:p>Hardware</text:p>
          </draw:text-box>
        </draw:frame>
        <draw:frame draw:style-name="gr7" draw:layer="layout" svg:width="2.635cm" svg:height="1.266cm" svg:x="3.294cm" svg:y="9.991cm">
          <draw:text-box>
            <text:p>Kernel</text:p>
          </draw:text-box>
        </draw:frame>
        <draw:frame draw:style-name="gr8" draw:text-style-name="P1" draw:layer="layout" svg:width="3.058cm" svg:height="2.688cm" svg:x="3.294cm" svg:y="2.091cm">
          <draw:text-box>
            <text:p text:style-name="P1">Espacio</text:p>
            <text:p text:style-name="P1">de </text:p>
            <text:p text:style-name="P1">usuario</text:p>
          </draw:text-box>
        </draw:frame>
        <draw:line draw:style-name="gr9" draw:text-style-name="P1" draw:layer="layout" svg:x1="18.855cm" svg:y1="12.684cm" svg:x2="18.855cm" svg:y2="14.716cm">
          <text:p/>
        </draw:line>
        <draw:line draw:style-name="gr9" draw:text-style-name="P1" draw:layer="layout" svg:x1="11.055cm" svg:y1="12.684cm" svg:x2="11.055cm" svg:y2="14.716cm">
          <text:p/>
        </draw:line>
        <draw:line draw:style-name="gr9" draw:text-style-name="P1" draw:layer="layout" svg:x1="12.318cm" svg:y1="12.669cm" svg:x2="12.318cm" svg:y2="14.701cm">
          <text:p/>
        </draw:line>
        <draw:g>
          <draw:g>
            <draw:custom-shape draw:style-name="gr10" draw:text-style-name="P1" draw:layer="layout" svg:width="5.08cm" svg:height="4.512cm" svg:x="10.442cm" svg:y="8.22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608.154221138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4" draw:text-style-name="P3" draw:layer="layout" svg:width="1.651cm" svg:height="1.651cm" svg:x="11.33cm" svg:y="7.971cm">
                <text:p text:style-name="P1"><text:span text:style-name="T2">EXT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layout" svg:width="1.651cm" svg:height="1.651cm" svg:x="12.93cm" svg:y="8.171cm">
                <text:p text:style-name="P1"><text:span text:style-name="T2">EXT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layout" svg:width="1.651cm" svg:height="1.651cm" svg:x="13.489cm" svg:y="10.203cm">
                <text:p text:style-name="P1"><text:span text:style-name="T2">XFS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layout" svg:width="1.651cm" svg:height="1.651cm" svg:x="12.281cm" svg:y="10.719cm">
                <text:p text:style-name="P1"><text:span text:style-name="T2">NTFS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layout" svg:width="1.651cm" svg:height="1.651cm" svg:x="10.73cm" svg:y="9.271cm">
                <text:p text:style-name="P1"><text:span text:style-name="T2">EXT4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layout" svg:width="1.651cm" svg:height="1.651cm" svg:x="12.092cm" svg:y="9.32cm">
                <text:p text:style-name="P1"><text:span text:style-name="T2">VFAT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layout" svg:width="1.651cm" svg:height="1.651cm" svg:x="11.049cm" svg:y="11.192cm">
                <text:p text:style-name="P1"><text:span text:style-name="T2">iso966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1" draw:text-style-name="P1" draw:layer="layout" svg:width="2.039cm" svg:height="4.512cm" svg:x="15.622cm" svg:y="8.21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4" draw:text-style-name="P3" draw:layer="layout" svg:width="1.651cm" svg:height="1.651cm" svg:x="15.81cm" svg:y="8.462cm">
                <text:p text:style-name="P1"><text:span text:style-name="T2">sysfs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layout" svg:width="1.651cm" svg:height="1.651cm" svg:x="16.081cm" svg:y="9.518cm">
                <text:p text:style-name="P1"><text:span text:style-name="T2">procfs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layout" svg:width="1.651cm" svg:height="1.651cm" svg:x="15.546cm" svg:y="10.534cm">
                <text:p text:style-name="P1"><text:span text:style-name="T2">devfs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11" draw:text-style-name="P1" draw:layer="layout" svg:width="2.097cm" svg:height="4.512cm" svg:x="17.742cm" svg:y="8.22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4" draw:text-style-name="P3" draw:layer="layout" svg:width="1.651cm" svg:height="1.651cm" svg:x="18.061cm" svg:y="8.112cm">
                <text:p text:style-name="P1"><text:span text:style-name="T2">GFS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layout" svg:width="1.651cm" svg:height="1.651cm" svg:x="18.188cm" svg:y="10.779cm">
                <text:p text:style-name="P1"><text:span text:style-name="T2">CIFS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3" draw:layer="layout" svg:width="1.651cm" svg:height="1.651cm" svg:x="17.853cm" svg:y="9.509cm">
                <text:p text:style-name="P1"><text:span text:style-name="T2">NFS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custom-shape draw:style-name="gr12" draw:text-style-name="P4" draw:layer="layout" svg:width="4.191cm" svg:height="1.524cm" svg:x="3.921cm" svg:y="12.576cm">
          <text:p text:style-name="P1"><text:span text:style-name="T3">Dispositivos</text:span></text:p>
          <text:p text:style-name="P1"><text:span text:style-name="T3">lógicos</text:span></text:p>
          <draw:enhanced-geometry svg:viewBox="0 0 21600 21600" draw:glue-points="10800 0 0 10800 10800 21600 21600 10800 ?f40 ?f41" draw:text-areas="0 0 21600 21600" draw:type="rectangular-callout" draw:modifiers="22743.893129771 34857.44262295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2.286cm" svg:height="1.397cm" svg:x="13.192cm" svg:y="13.091cm">
          <text:p text:style-name="P1">LVM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8.655cm" svg:y1="6.207cm" svg:x2="8.655cm" svg:y2="14.716cm">
          <text:p/>
        </draw:line>
        <draw:line draw:style-name="gr9" draw:text-style-name="P1" draw:layer="layout" svg:x1="20.455cm" svg:y1="6.17cm" svg:x2="20.455cm" svg:y2="14.716cm">
          <text:p/>
        </draw:line>
      </draw:page>
      <draw:page draw:name="page2" draw:style-name="dp1" draw:master-page-name="Default">
        <draw:custom-shape draw:style-name="gr1" draw:text-style-name="P1" draw:layer="layout" svg:width="18.796cm" svg:height="1.818cm" svg:x="3.032cm" svg:y="16.3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796cm" svg:height="9.895cm" svg:x="3.032cm" svg:y="6.5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8.796cm" svg:height="4.191cm" svg:x="3.032cm" svg:y="2.3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8.085cm" svg:height="1.397cm" svg:x="10.441cm" svg:y="7.51cm">
          <text:p text:style-name="P1"><text:span text:style-name="T4">V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3.97cm" svg:height="1.397cm" svg:x="7.096cm" svg:y="5.869cm">
          <text:p text:style-name="P1"><text:span text:style-name="T4">System cal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3.97cm" svg:height="1.397cm" svg:x="7.096cm" svg:y="4.227cm">
          <text:p text:style-name="P1"><text:span text:style-name="T4">Bibliotec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3.97cm" svg:height="1.397cm" svg:x="7.096cm" svg:y="2.585cm">
          <text:p text:style-name="P1"><text:span text:style-name="T4">Aplica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" draw:text-style-name="P2" draw:layer="layout" svg:width="3.023cm" svg:height="1.397cm" svg:x="7.121cm" svg:y="14.797cm">
            <text:p text:style-name="P1"><text:span text:style-name="T1">Drivers de</text:span></text:p>
            <text:p text:style-name="P1"><text:span text:style-name="T1">caracter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2.18cm" svg:height="1.397cm" svg:x="18.907cm" svg:y="14.801cm">
            <text:p text:style-name="P1"><text:span text:style-name="T1">Drivers </text:span></text:p>
            <text:p text:style-name="P1"><text:span text:style-name="T1">de r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5.08cm" svg:height="1.397cm" svg:x="10.442cm" svg:y="14.797cm">
            <text:p text:style-name="P1"><text:span text:style-name="T1">Drivers de</text:span></text:p>
            <text:p text:style-name="P1"><text:span text:style-name="T1">bloqu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" draw:text-style-name="P5" draw:layer="layout" svg:width="13.97cm" svg:height="1.37cm" svg:x="7.097cm" svg:y="16.599cm">
          <text:p text:style-name="P1"><text:span text:style-name="T4">Dispositivos físic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3.549cm" svg:height="1.266cm" svg:x="3.293cm" svg:y="16.691cm">
          <draw:text-box>
            <text:p><text:span text:style-name="T4">Hardware</text:span></text:p>
          </draw:text-box>
        </draw:frame>
        <draw:frame draw:style-name="gr7" draw:text-style-name="P6" draw:layer="layout" svg:width="2.635cm" svg:height="1.266cm" svg:x="3.294cm" svg:y="10.591cm">
          <draw:text-box>
            <text:p><text:span text:style-name="T4">Kernel</text:span></text:p>
          </draw:text-box>
        </draw:frame>
        <draw:frame draw:style-name="gr8" draw:text-style-name="P5" draw:layer="layout" svg:width="3.058cm" svg:height="2.688cm" svg:x="3.294cm" svg:y="3.191cm">
          <draw:text-box>
            <text:p text:style-name="P1"><text:span text:style-name="T4">Espacio</text:span></text:p>
            <text:p text:style-name="P1"><text:span text:style-name="T4">de </text:span></text:p>
            <text:p text:style-name="P1"><text:span text:style-name="T4">usuario</text:span></text:p>
          </draw:text-box>
        </draw:frame>
        <draw:custom-shape draw:style-name="gr5" draw:text-style-name="P1" draw:layer="layout" svg:width="0.635cm" svg:height="0.635cm" svg:x="8.331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10.731cm" svg:y="14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14.631cm" svg:y="14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13.4cm" svg:y="14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12.065cm" svg:y="14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19.131cm" svg:y="14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0.635cm" svg:x="20.131cm" svg:y="14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4.191cm" svg:height="1.524cm" svg:x="3.921cm" svg:y="12.176cm">
          <text:p text:style-name="P1"><text:span text:style-name="T3">Dispositivos</text:span></text:p>
          <text:p text:style-name="P1"><text:span text:style-name="T3">lógicos</text:span></text:p>
          <draw:enhanced-geometry svg:viewBox="0 0 21600 21600" draw:glue-points="10800 0 0 10800 10800 21600 21600 10800 ?f40 ?f41" draw:text-areas="0 0 21600 21600" draw:type="rectangular-callout" draw:modifiers="22517.1755725191 29276.85245901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8.085cm" svg:height="1.397cm" svg:x="10.441cm" svg:y="9.152cm">
          <text:p text:style-name="P1"><text:span text:style-name="T4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8.085cm" svg:height="2.909cm" svg:x="10.441cm" svg:y="10.791cm">
          <text:p text:style-name="P1"><text:span text:style-name="T4">LV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_5f_">
        <draw:custom-shape draw:style-name="gr13" draw:text-style-name="P1" draw:layer="Layout" svg:width="22.897cm" svg:height="1.818cm" svg:x="3.032cm" svg:y="17.09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2.897cm" svg:height="11.695cm" svg:x="3.032cm" svg:y="5.40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2.897cm" svg:height="4.191cm" svg:x="3.032cm" svg:y="1.21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7.144cm" svg:height="1.397cm" svg:x="6.641cm" svg:y="6.449cm">
          <text:p text:style-name="P5">VF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7.187cm" svg:height="1.397cm" svg:x="6.598cm" svg:y="4.728cm">
          <text:p text:style-name="P5">System call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7.187cm" svg:height="1.397cm" svg:x="6.598cm" svg:y="3.106cm">
          <text:p text:style-name="P5">Biblioteca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draw:layer="Layout" svg:width="7.228cm" svg:height="1.397cm" svg:x="6.598cm" svg:y="1.485cm">
          <text:p text:style-name="P5">Aplicacion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0.635cm" svg:height="0.635cm" svg:x="6.931cm" svg:y="14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635cm" svg:height="0.635cm" svg:x="10.831cm" svg:y="14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635cm" svg:height="0.635cm" svg:x="9.6cm" svg:y="14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635cm" svg:height="0.635cm" svg:x="8.265cm" svg:y="14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635cm" svg:height="0.635cm" svg:x="12.431cm" svg:y="14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0" draw:text-style-name="P2" draw:layer="layout" svg:width="7.143cm" svg:height="1.397cm" svg:x="6.642cm" svg:y="15.497cm">
            <text:p text:style-name="P1"><text:span text:style-name="T1">DRBD Primari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1" draw:text-style-name="P5" draw:layer="Layout" svg:width="7.187cm" svg:height="1.37cm" svg:x="6.598cm" svg:y="17.299cm">
          <text:p text:style-name="P5">Dispositivos físic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3.549cm" svg:height="1.266cm" svg:x="3.293cm" svg:y="17.391cm">
          <draw:text-box>
            <text:p text:style-name="P6">Hardware</text:p>
          </draw:text-box>
        </draw:frame>
        <draw:frame draw:style-name="gr7" draw:text-style-name="P6" draw:layer="layout" svg:width="2.635cm" svg:height="1.266cm" svg:x="3.294cm" svg:y="9.991cm">
          <draw:text-box>
            <text:p text:style-name="P6">Kernel</text:p>
          </draw:text-box>
        </draw:frame>
        <draw:frame draw:style-name="gr8" draw:text-style-name="P5" draw:layer="layout" svg:width="3.058cm" svg:height="2.688cm" svg:x="3.294cm" svg:y="2.091cm">
          <draw:text-box>
            <text:p text:style-name="P5">Espacio</text:p>
            <text:p text:style-name="P5">de </text:p>
            <text:p text:style-name="P5">usuario</text:p>
          </draw:text-box>
        </draw:frame>
        <draw:line draw:style-name="gr9" draw:text-style-name="P1" draw:layer="layout" svg:x1="12.755cm" svg:y1="12.684cm" svg:x2="12.755cm" svg:y2="14.716cm">
          <text:p/>
        </draw:line>
        <draw:line draw:style-name="gr9" draw:text-style-name="P1" draw:layer="layout" svg:x1="7.255cm" svg:y1="12.684cm" svg:x2="7.255cm" svg:y2="14.716cm">
          <text:p/>
        </draw:line>
        <draw:line draw:style-name="gr9" draw:text-style-name="P1" draw:layer="layout" svg:x1="8.518cm" svg:y1="12.669cm" svg:x2="8.518cm" svg:y2="14.701cm">
          <text:p/>
        </draw:line>
        <draw:g>
          <draw:g>
            <draw:custom-shape draw:style-name="gr22" draw:text-style-name="P1" draw:layer="layout" svg:width="5.08cm" svg:height="4.512cm" svg:x="6.642cm" svg:y="8.22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608.154221138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23" draw:text-style-name="P3" draw:layer="layout" svg:width="1.651cm" svg:height="1.651cm" svg:x="7.53cm" svg:y="7.971cm">
                <text:p text:style-name="P1"><text:span text:style-name="T2">EXT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" draw:text-style-name="P3" draw:layer="layout" svg:width="1.651cm" svg:height="1.651cm" svg:x="9.13cm" svg:y="8.171cm">
                <text:p text:style-name="P1"><text:span text:style-name="T2">EXT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" draw:text-style-name="P3" draw:layer="layout" svg:width="1.651cm" svg:height="1.651cm" svg:x="9.689cm" svg:y="10.203cm">
                <text:p text:style-name="P1"><text:span text:style-name="T2">XFS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" draw:text-style-name="P3" draw:layer="layout" svg:width="1.651cm" svg:height="1.651cm" svg:x="8.481cm" svg:y="10.719cm">
                <text:p text:style-name="P1"><text:span text:style-name="T2">NTFS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" draw:text-style-name="P3" draw:layer="layout" svg:width="1.651cm" svg:height="1.651cm" svg:x="6.93cm" svg:y="9.271cm">
                <text:p text:style-name="P1"><text:span text:style-name="T2">EXT4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" draw:text-style-name="P3" draw:layer="layout" svg:width="1.651cm" svg:height="1.651cm" svg:x="8.292cm" svg:y="9.32cm">
                <text:p text:style-name="P1"><text:span text:style-name="T2">VFAT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" draw:text-style-name="P3" draw:layer="layout" svg:width="1.651cm" svg:height="1.651cm" svg:x="7.249cm" svg:y="11.192cm">
                <text:p text:style-name="P1"><text:span text:style-name="T2">iso966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24" draw:text-style-name="P1" draw:layer="layout" svg:width="2.097cm" svg:height="4.512cm" svg:x="11.742cm" svg:y="8.22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23" draw:text-style-name="P3" draw:layer="layout" svg:width="1.651cm" svg:height="1.651cm" svg:x="12.061cm" svg:y="8.112cm">
                <text:p text:style-name="P1"><text:span text:style-name="T2">GFS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" draw:text-style-name="P3" draw:layer="layout" svg:width="1.651cm" svg:height="1.651cm" svg:x="12.188cm" svg:y="10.779cm">
                <text:p text:style-name="P1"><text:span text:style-name="T2">CIFS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" draw:text-style-name="P3" draw:layer="layout" svg:width="1.651cm" svg:height="1.651cm" svg:x="11.853cm" svg:y="9.509cm">
                <text:p text:style-name="P1"><text:span text:style-name="T2">NFS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custom-shape draw:style-name="gr25" draw:text-style-name="P5" draw:layer="Layout" svg:width="2.286cm" svg:height="1.397cm" svg:x="9.392cm" svg:y="13.091cm">
          <text:p text:style-name="P5">LVM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7" draw:layer="layout" svg:width="7.144cm" svg:height="1.397cm" svg:x="18.341cm" svg:y="6.449cm">
          <text:p text:style-name="P7">VF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7" draw:layer="layout" svg:width="7.187cm" svg:height="1.397cm" svg:x="18.298cm" svg:y="4.728cm">
          <text:p text:style-name="P7">System call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7" draw:layer="layout" svg:width="7.187cm" svg:height="1.397cm" svg:x="18.298cm" svg:y="3.106cm">
          <text:p text:style-name="P7">Biblioteca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7" draw:layer="layout" svg:width="7.228cm" svg:height="1.397cm" svg:x="18.298cm" svg:y="1.485cm">
          <text:p text:style-name="P7">Aplicacion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0.635cm" svg:height="0.635cm" svg:x="18.631cm" svg:y="14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22.531cm" svg:y="14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21.3cm" svg:y="14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19.965cm" svg:y="14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0.635cm" svg:height="0.635cm" svg:x="24.131cm" svg:y="14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0" draw:text-style-name="P2" draw:layer="layout" svg:width="7.143cm" svg:height="1.397cm" svg:x="18.342cm" svg:y="15.497cm">
            <text:p text:style-name="P1"><text:span text:style-name="T1">DRBD Secundari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0" draw:text-style-name="P5" draw:layer="layout" svg:width="7.187cm" svg:height="1.37cm" svg:x="18.298cm" svg:y="17.299cm">
          <text:p text:style-name="P5">Dispositivos físic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1" draw:text-style-name="P8" draw:layer="layout" svg:x1="24.455cm" svg:y1="12.684cm" svg:x2="24.455cm" svg:y2="14.716cm">
          <text:p/>
        </draw:line>
        <draw:line draw:style-name="gr31" draw:text-style-name="P8" draw:layer="layout" svg:x1="18.955cm" svg:y1="12.684cm" svg:x2="18.955cm" svg:y2="14.716cm">
          <text:p/>
        </draw:line>
        <draw:line draw:style-name="gr31" draw:text-style-name="P8" draw:layer="layout" svg:x1="20.218cm" svg:y1="12.669cm" svg:x2="20.218cm" svg:y2="14.701cm">
          <text:p/>
        </draw:line>
        <draw:g>
          <draw:g>
            <draw:custom-shape draw:style-name="gr32" draw:text-style-name="P8" draw:layer="layout" svg:width="5.08cm" svg:height="4.512cm" svg:x="18.342cm" svg:y="8.22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608.1542211389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3" draw:text-style-name="P9" draw:layer="layout" svg:width="1.651cm" svg:height="1.651cm" svg:x="19.23cm" svg:y="7.971cm">
                <text:p text:style-name="P8"><text:span text:style-name="T2">EXT2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3" draw:text-style-name="P9" draw:layer="layout" svg:width="1.651cm" svg:height="1.651cm" svg:x="20.83cm" svg:y="8.171cm">
                <text:p text:style-name="P8"><text:span text:style-name="T2">EXT3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3" draw:text-style-name="P9" draw:layer="layout" svg:width="1.651cm" svg:height="1.651cm" svg:x="21.389cm" svg:y="10.203cm">
                <text:p text:style-name="P8"><text:span text:style-name="T2">XFS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3" draw:text-style-name="P9" draw:layer="layout" svg:width="1.651cm" svg:height="1.651cm" svg:x="20.181cm" svg:y="10.719cm">
                <text:p text:style-name="P8"><text:span text:style-name="T2">NTFS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3" draw:text-style-name="P9" draw:layer="layout" svg:width="1.651cm" svg:height="1.651cm" svg:x="18.63cm" svg:y="9.271cm">
                <text:p text:style-name="P8"><text:span text:style-name="T2">EXT4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3" draw:text-style-name="P9" draw:layer="layout" svg:width="1.651cm" svg:height="1.651cm" svg:x="19.992cm" svg:y="9.32cm">
                <text:p text:style-name="P8"><text:span text:style-name="T2">VFAT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3" draw:text-style-name="P9" draw:layer="layout" svg:width="1.651cm" svg:height="1.651cm" svg:x="18.949cm" svg:y="11.192cm">
                <text:p text:style-name="P8"><text:span text:style-name="T2">iso966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custom-shape draw:style-name="gr34" draw:text-style-name="P8" draw:layer="layout" svg:width="2.097cm" svg:height="4.512cm" svg:x="23.442cm" svg:y="8.22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3" draw:text-style-name="P9" draw:layer="layout" svg:width="1.651cm" svg:height="1.651cm" svg:x="23.761cm" svg:y="8.112cm">
                <text:p text:style-name="P8"><text:span text:style-name="T2">GFS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3" draw:text-style-name="P9" draw:layer="layout" svg:width="1.651cm" svg:height="1.651cm" svg:x="23.888cm" svg:y="10.779cm">
                <text:p text:style-name="P8"><text:span text:style-name="T2">CIFS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3" draw:text-style-name="P9" draw:layer="layout" svg:width="1.651cm" svg:height="1.651cm" svg:x="23.553cm" svg:y="9.509cm">
                <text:p text:style-name="P8"><text:span text:style-name="T2">NFS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custom-shape draw:style-name="gr35" draw:text-style-name="P7" draw:layer="layout" svg:width="2.286cm" svg:height="1.397cm" svg:x="21.092cm" svg:y="13.091cm">
          <text:p text:style-name="P7">LVM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6" draw:text-style-name="P1" draw:layer="layout" svg:x1="13.785cm" svg:y1="16.201cm" svg:x2="18.342cm" svg:y2="16.2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4-08-19T16:07:18.611560889</meta:creation-date>
    <dc:date>2014-10-30T09:15:23.395933951</dc:date>
    <dc:creator>Eduardo Grosclaude</dc:creator>
    <meta:editing-duration>P1DT11H53M28S</meta:editing-duration>
    <meta:editing-cycles>15</meta:editing-cycles>
    <meta:generator>LibreOffice/4.3.1.2$Linux_x86 LibreOffice_project/958349dc3b25111dbca392fbc281a05559ef6848</meta:generator>
    <meta:document-statistic meta:object-count="150"/>
  </office:meta>
</office:document-meta>
</file>